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0047ff" fo:border="0.06pt solid #000000"/>
      <style:text-properties fo:color="#0047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1"/>
          <table:table-cell office:value-type="string" calcext:value-type="string">
            <text:p>completo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 office:value-type="string" calcext:value-type="string">
            <text:p>resolviendo</text:p>
          </table:table-cell>
        </table:table-row>
        <table:table-row table:style-name="ro1">
          <table:table-cell table:style-name="ce1"/>
          <table:table-cell office:value-type="string" calcext:value-type="string">
            <text:p>J</text:p>
          </table:table-cell>
          <table:table-cell table:number-columns-repeated="3"/>
          <table:table-cell table:style-name="ce8"/>
          <table:table-cell office:value-type="string" calcext:value-type="string">
            <text:p>falta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office:value-type="string" calcext:value-type="string">
            <text:p>sin documentación</text:p>
          </table:table-cell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7:59:20.9719148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2-07T17:59:36.586283057</dc:date>
    <meta:editing-duration>P0D</meta:editing-duration>
    <meta:editing-cycles>7</meta:editing-cycles>
    <meta:generator>LibreOffice/4.2.8.2$Linux_X86_64 LibreOffice_project/420m0$Build-2</meta:generator>
    <meta:document-statistic meta:table-count="3" meta:cell-count="11" meta:object-count="0"/>
  </office:meta>
</office:document-meta>
</file>